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  <table:table-cell/>
        </table:table-row>
        <table:table-row table:style-name="ro1">
          <table:table-cell office:value-type="string" calcext:value-type="string">
            <text:p>check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(strang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2-3</text:p>
          </table:table-cell>
          <table:table-cell/>
        </table:table-row>
        <table:table-row table:style-name="ro1">
          <table:table-cell office:value-type="float" office:value="10114070" calcext:value-type="float">
            <text:p>101140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6790" calcext:value-type="float">
            <text:p>10116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4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6301" calcext:value-type="float">
            <text:p>101163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6296" calcext:value-type="float">
            <text:p>10116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6292" calcext:value-type="float">
            <text:p>10116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-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5274" calcext:value-type="float">
            <text:p>10115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-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5273" calcext:value-type="float">
            <text:p>10115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/>
        </table:table-row>
        <table:table-row table:style-name="ro1">
          <table:table-cell office:value-type="float" office:value="10115270" calcext:value-type="float">
            <text:p>101152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6322" calcext:value-type="float">
            <text:p>303063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06302" calcext:value-type="float">
            <text:p>30306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06307" calcext:value-type="float">
            <text:p>30306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6025" calcext:value-type="float">
            <text:p>303060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6294" calcext:value-type="float">
            <text:p>30306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 office:value-type="float" office:value="10115037" calcext:value-type="float">
            <text:p>101150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</text:p>
          </table:table-cell>
          <table:table-cell/>
        </table:table-row>
        <table:table-row table:style-name="ro1">
          <table:table-cell office:value-type="float" office:value="30306276" calcext:value-type="float">
            <text:p>303062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112370" calcext:value-type="float">
            <text:p>101123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2365" calcext:value-type="float">
            <text:p>101123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12364" calcext:value-type="float">
            <text:p>10112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office:value-type="float" office:value="10112371" calcext:value-type="float">
            <text:p>101123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</text:p>
          </table:table-cell>
          <table:table-cell/>
        </table:table-row>
        <table:table-row table:style-name="ro1">
          <table:table-cell office:value-type="float" office:value="10112368" calcext:value-type="float">
            <text:p>10112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12366" calcext:value-type="float">
            <text:p>101123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2367" calcext:value-type="float">
            <text:p>10112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2363" calcext:value-type="float">
            <text:p>10112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rorrrrr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3:43:46.616326167</meta:creation-date>
    <dc:date>2017-09-28T14:58:39.924689214</dc:date>
    <meta:editing-duration>PT1H4M37S</meta:editing-duration>
    <meta:editing-cycles>15</meta:editing-cycles>
    <meta:generator>LibreOffice/5.1.6.2$Linux_X86_64 LibreOffice_project/10m0$Build-2</meta:generator>
    <meta:document-statistic meta:table-count="1" meta:cell-count="287" meta:object-count="0"/>
  </office:meta>
</office:document-meta>
</file>